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Arial">
      <style:text-properties style:font-name="Arial1"/>
    </style:style>
    <style:style style:name="P2" style:family="paragraph" style:parent-style-name="Arial">
      <style:text-properties style:font-name="Arial1" fo:font-size="18pt" fo:font-weight="bold" style:font-size-asian="18pt" style:font-weight-asian="bold" style:font-size-complex="18pt" style:font-weight-complex="bold"/>
    </style:style>
    <style:style style:name="P3" style:family="paragraph" style:parent-style-name="Arial">
      <style:text-properties style:font-name="Arial1" officeooo:paragraph-rsid="001008d6"/>
    </style:style>
    <style:style style:name="P4" style:family="paragraph" style:parent-style-name="Arial">
      <style:text-properties style:font-name="Arial1" officeooo:rsid="001237a0" officeooo:paragraph-rsid="001237a0"/>
    </style:style>
    <style:style style:name="P5" style:family="paragraph" style:parent-style-name="Arial">
      <style:text-properties style:font-name="Arial1" officeooo:rsid="001335db" officeooo:paragraph-rsid="0014df8d"/>
    </style:style>
    <style:style style:name="P6" style:family="paragraph" style:parent-style-name="Arial">
      <style:text-properties style:font-name="Arial1" officeooo:rsid="0014df8d" officeooo:paragraph-rsid="0014df8d"/>
    </style:style>
    <style:style style:name="P7" style:family="paragraph" style:parent-style-name="Arial">
      <style:text-properties style:font-name="Arial1" officeooo:rsid="0015fac0" officeooo:paragraph-rsid="0015fac0"/>
    </style:style>
    <style:style style:name="P8" style:family="paragraph" style:parent-style-name="Arial">
      <style:text-properties style:font-name="Arial1" officeooo:rsid="0018c643" officeooo:paragraph-rsid="0018c643"/>
    </style:style>
    <style:style style:name="P9" style:family="paragraph" style:parent-style-name="Arial">
      <style:text-properties style:font-name="Arial1" officeooo:rsid="0018c643" officeooo:paragraph-rsid="001ab666"/>
    </style:style>
    <style:style style:name="P10" style:family="paragraph" style:parent-style-name="Arial">
      <style:text-properties style:font-name="Arial1" officeooo:rsid="001ab666" officeooo:paragraph-rsid="001ab666"/>
    </style:style>
    <style:style style:name="P11" style:family="paragraph" style:parent-style-name="Arial">
      <style:text-properties style:font-name="Arial1" fo:font-weight="bold" officeooo:rsid="001ab666" officeooo:paragraph-rsid="001ab666" style:font-weight-asian="bold" style:font-weight-complex="bold"/>
    </style:style>
    <style:style style:name="P12" style:family="paragraph" style:parent-style-name="Arial">
      <style:text-properties style:font-name="Arial1" officeooo:rsid="001ba382" officeooo:paragraph-rsid="001ba382"/>
    </style:style>
    <style:style style:name="P13" style:family="paragraph" style:parent-style-name="Arial">
      <style:text-properties style:font-name="Arial1" officeooo:rsid="001cd698" officeooo:paragraph-rsid="001cd698"/>
    </style:style>
    <style:style style:name="P14" style:family="paragraph" style:parent-style-name="Arial">
      <style:text-properties style:font-name="Arial1" officeooo:rsid="001ec022" officeooo:paragraph-rsid="001ec022"/>
    </style:style>
    <style:style style:name="P15" style:family="paragraph" style:parent-style-name="Arial">
      <style:text-properties style:font-name="Arial1" officeooo:paragraph-rsid="0015fac0"/>
    </style:style>
    <style:style style:name="P16" style:family="paragraph" style:parent-style-name="Arial">
      <style:text-properties style:font-name="Arial1" fo:font-weight="normal" officeooo:rsid="001ab666" officeooo:paragraph-rsid="001ab666" style:font-weight-asian="normal" style:font-weight-complex="normal"/>
    </style:style>
    <style:style style:name="P17" style:family="paragraph" style:parent-style-name="Arial">
      <style:text-properties style:font-name="Arial1" officeooo:rsid="0025c98e" officeooo:paragraph-rsid="0025c98e"/>
    </style:style>
    <style:style style:name="P18" style:family="paragraph" style:parent-style-name="Arial">
      <style:text-properties style:font-name="Consolas"/>
    </style:style>
    <style:style style:name="P19" style:family="paragraph" style:parent-style-name="Arial">
      <style:text-properties style:font-name="Consolas" officeooo:rsid="001237a0" officeooo:paragraph-rsid="001237a0"/>
    </style:style>
    <style:style style:name="P20" style:family="paragraph" style:parent-style-name="Arial">
      <style:text-properties style:font-name="Consolas" officeooo:rsid="0014df8d" officeooo:paragraph-rsid="0014df8d"/>
    </style:style>
    <style:style style:name="P21" style:family="paragraph" style:parent-style-name="Arial">
      <style:text-properties style:font-name="Consolas" officeooo:rsid="0015d6fc" officeooo:paragraph-rsid="0015d6fc"/>
    </style:style>
    <style:style style:name="P22" style:family="paragraph" style:parent-style-name="Arial">
      <style:text-properties style:font-name="Consolas" officeooo:paragraph-rsid="0015fac0"/>
    </style:style>
    <style:style style:name="P23" style:family="paragraph" style:parent-style-name="Arial">
      <style:text-properties style:font-name="Consolas" officeooo:rsid="0015fac0" officeooo:paragraph-rsid="0015fac0"/>
    </style:style>
    <style:style style:name="P24" style:family="paragraph" style:parent-style-name="Arial">
      <style:text-properties style:font-name="Consolas" officeooo:rsid="0018c643" officeooo:paragraph-rsid="0018c643"/>
    </style:style>
    <style:style style:name="P25" style:family="paragraph" style:parent-style-name="Arial">
      <style:text-properties style:font-name="Consolas" officeooo:rsid="001ba382" officeooo:paragraph-rsid="001ba382"/>
    </style:style>
    <style:style style:name="P26" style:family="paragraph" style:parent-style-name="Arial">
      <style:text-properties style:font-name="Consolas" officeooo:rsid="001cd698" officeooo:paragraph-rsid="001cd698"/>
    </style:style>
    <style:style style:name="P27" style:family="paragraph" style:parent-style-name="Arial">
      <style:text-properties style:font-name="Consolas" officeooo:rsid="001ec022" officeooo:paragraph-rsid="001ec022"/>
    </style:style>
    <style:style style:name="P28" style:family="paragraph" style:parent-style-name="Arial">
      <style:text-properties style:font-name="Consolas" officeooo:paragraph-rsid="001008d6"/>
    </style:style>
    <style:style style:name="P29" style:family="paragraph" style:parent-style-name="Arial">
      <style:text-properties style:font-name="Consolas" officeooo:rsid="00251f1f" officeooo:paragraph-rsid="00251f1f"/>
    </style:style>
    <style:style style:name="P30" style:family="paragraph" style:parent-style-name="Standard">
      <style:paragraph-properties style:line-height-at-least="0.503cm"/>
      <style:text-properties fo:color="#f8f8f2" style:font-name="Droid Sans Mono" fo:font-size="10.5pt" fo:font-weight="normal" fo:background-color="#272822"/>
    </style:style>
    <style:style style:name="P31" style:family="paragraph" style:parent-style-name="Standard">
      <style:text-properties fo:color="#f8f8f2" style:font-name="Droid Sans Mono" fo:font-size="10.5pt" fo:font-weight="normal" officeooo:paragraph-rsid="002acb3f" fo:background-color="#272822"/>
    </style:style>
    <style:style style:name="P32" style:family="paragraph" style:parent-style-name="Standard">
      <style:paragraph-properties style:line-height-at-least="0.503cm"/>
      <style:text-properties fo:color="#000000" style:font-name="Droid Sans Mono" fo:font-size="10.5pt" fo:font-weight="normal" fo:background-color="#ffffff"/>
    </style:style>
    <style:style style:name="P33" style:family="paragraph" style:parent-style-name="Standard">
      <style:paragraph-properties style:line-height-at-least="0.503cm"/>
      <style:text-properties fo:color="#000000" style:font-name="Droid Sans Mono" fo:font-size="10.5pt" fo:font-weight="normal" officeooo:paragraph-rsid="002ec4fb" fo:background-color="#ffffff"/>
    </style:style>
    <style:style style:name="P34" style:family="paragraph" style:parent-style-name="Standard">
      <style:text-properties fo:color="#000000" style:font-name="Droid Sans Mono" fo:font-size="10.5pt" fo:font-weight="normal" officeooo:rsid="002d8aca" officeooo:paragraph-rsid="002d8aca" fo:background-color="#ffffff"/>
    </style:style>
    <style:style style:name="P35" style:family="paragraph" style:parent-style-name="Standard">
      <style:paragraph-properties style:line-height-at-least="0.503cm"/>
      <style:text-properties fo:color="#000000" style:font-name="Droid Sans Mono" fo:font-size="10.5pt" fo:font-weight="normal" officeooo:rsid="002ec4fb" officeooo:paragraph-rsid="002ec4fb" fo:background-color="#ffffff"/>
    </style:style>
    <style:style style:name="P36" style:family="paragraph" style:parent-style-name="Standard">
      <style:paragraph-properties style:line-height-at-least="0.503cm"/>
      <style:text-properties fo:color="#000000" fo:background-color="#ffffff"/>
    </style:style>
    <style:style style:name="P37" style:family="paragraph" style:parent-style-name="Standard">
      <style:paragraph-properties fo:margin-top="0cm" fo:margin-bottom="0.499cm" loext:contextual-spacing="false" style:line-height-at-least="0.503cm"/>
      <style:text-properties fo:color="#000000" fo:background-color="#ffffff"/>
    </style:style>
    <style:style style:name="P38" style:family="paragraph" style:parent-style-name="Text_20_body">
      <style:text-properties officeooo:rsid="002acb3f" officeooo:paragraph-rsid="002acb3f"/>
    </style:style>
    <style:style style:name="P39" style:family="paragraph" style:parent-style-name="Text_20_body">
      <style:text-properties officeooo:paragraph-rsid="002acb3f"/>
    </style:style>
    <style:style style:name="P40" style:family="paragraph" style:parent-style-name="Text_20_body">
      <style:text-properties fo:color="#000000" officeooo:rsid="002acb3f" officeooo:paragraph-rsid="002acb3f" fo:background-color="#ffffff"/>
    </style:style>
    <style:style style:name="P41" style:family="paragraph" style:parent-style-name="Text_20_body">
      <style:text-properties fo:color="#000000" officeooo:paragraph-rsid="002acb3f" fo:background-color="#ffffff"/>
    </style:style>
    <style:style style:name="P42" style:family="paragraph" style:parent-style-name="Text_20_body">
      <style:text-properties officeooo:rsid="002ec4fb" officeooo:paragraph-rsid="002ec4fb"/>
    </style:style>
    <style:style style:name="P43" style:family="paragraph" style:parent-style-name="Table_20_Contents">
      <style:text-properties officeooo:rsid="002ae8d3" officeooo:paragraph-rsid="002ae8d3"/>
    </style:style>
    <style:style style:name="P44" style:family="paragraph" style:parent-style-name="Table_20_Contents">
      <style:text-properties officeooo:rsid="002c8ff4" officeooo:paragraph-rsid="002c8ff4"/>
    </style:style>
    <style:style style:name="P45" style:family="paragraph" style:parent-style-name="Table_20_Contents">
      <style:text-properties style:font-name="Droid Sans Mono" fo:font-size="10.5pt" officeooo:rsid="002c8ff4" officeooo:paragraph-rsid="002c8ff4"/>
    </style:style>
    <style:style style:name="P46" style:family="paragraph" style:parent-style-name="Table_20_Contents">
      <style:text-properties style:font-name="Droid Sans Mono" fo:font-size="10.5pt" officeooo:rsid="002ccb1d" officeooo:paragraph-rsid="002ccb1d"/>
    </style:style>
    <style:style style:name="P47" style:family="paragraph" style:parent-style-name="Table_20_Contents">
      <style:text-properties style:font-name="Droid Sans Mono" fo:font-size="10.5pt" officeooo:rsid="002d7be8" officeooo:paragraph-rsid="002d7be8"/>
    </style:style>
    <style:style style:name="P48" style:family="paragraph" style:parent-style-name="Heading_20_1">
      <style:text-properties officeooo:paragraph-rsid="002acb3f"/>
    </style:style>
    <style:style style:name="T1" style:family="text">
      <style:text-properties officeooo:rsid="000c2aea"/>
    </style:style>
    <style:style style:name="T2" style:family="text">
      <style:text-properties officeooo:rsid="001008d6"/>
    </style:style>
    <style:style style:name="T3" style:family="text">
      <style:text-properties style:font-name="Consolas"/>
    </style:style>
    <style:style style:name="T4" style:family="text">
      <style:text-properties style:font-name="Consolas" officeooo:rsid="0018c643"/>
    </style:style>
    <style:style style:name="T5" style:family="text">
      <style:text-properties style:font-name="Consolas" officeooo:rsid="001ab8b2"/>
    </style:style>
    <style:style style:name="T6" style:family="text">
      <style:text-properties style:font-name="Consolas" officeooo:rsid="00298d49"/>
    </style:style>
    <style:style style:name="T7" style:family="text">
      <style:text-properties officeooo:rsid="001237a0"/>
    </style:style>
    <style:style style:name="T8" style:family="text">
      <style:text-properties officeooo:rsid="001335db"/>
    </style:style>
    <style:style style:name="T9" style:family="text">
      <style:text-properties officeooo:rsid="0014df8d"/>
    </style:style>
    <style:style style:name="T10" style:family="text">
      <style:text-properties officeooo:rsid="001ab666"/>
    </style:style>
    <style:style style:name="T11" style:family="text">
      <style:text-properties officeooo:rsid="001ab8b2"/>
    </style:style>
    <style:style style:name="T12" style:family="text">
      <style:text-properties officeooo:rsid="001fafda"/>
    </style:style>
    <style:style style:name="T13" style:family="text">
      <style:text-properties officeooo:rsid="0020d476"/>
    </style:style>
    <style:style style:name="T14" style:family="text">
      <style:text-properties officeooo:rsid="0021a332"/>
    </style:style>
    <style:style style:name="T15" style:family="text">
      <style:text-properties officeooo:rsid="0024a0b6"/>
    </style:style>
    <style:style style:name="T16" style:family="text">
      <style:text-properties officeooo:rsid="0026c6a2"/>
    </style:style>
    <style:style style:name="T17" style:family="text">
      <style:text-properties officeooo:rsid="002763ef"/>
    </style:style>
    <style:style style:name="T18" style:family="text">
      <style:text-properties officeooo:rsid="00287171"/>
    </style:style>
    <style:style style:name="T19" style:family="text">
      <style:text-properties officeooo:rsid="0028e87d"/>
    </style:style>
    <style:style style:name="T20" style:family="text">
      <style:text-properties officeooo:rsid="00298d49"/>
    </style:style>
    <style:style style:name="T21" style:family="text">
      <style:text-properties officeooo:rsid="002acb3f"/>
    </style:style>
    <style:style style:name="T22" style:family="text">
      <style:text-properties fo:font-style="italic"/>
    </style:style>
    <style:style style:name="T23" style:family="text">
      <style:text-properties fo:color="#66d9ef" fo:font-style="italic"/>
    </style:style>
    <style:style style:name="T24" style:family="text">
      <style:text-properties fo:color="#f92672"/>
    </style:style>
    <style:style style:name="T25" style:family="text">
      <style:text-properties fo:color="#000000" style:font-name="Droid Sans Mono" fo:font-size="10.5pt" fo:font-style="italic" fo:font-weight="normal" fo:background-color="#ffffff" loext:char-shading-value="0"/>
    </style:style>
    <style:style style:name="T26" style:family="text">
      <style:text-properties fo:color="#000000" style:font-name="Droid Sans Mono" fo:font-size="10.5pt" fo:font-style="italic" fo:font-weight="normal" officeooo:rsid="002acb3f" fo:background-color="#ffffff" loext:char-shading-value="0"/>
    </style:style>
    <style:style style:name="T27" style:family="text">
      <style:text-properties fo:color="#000000" style:font-name="Droid Sans Mono" fo:font-size="10.5pt" fo:font-weight="normal" fo:background-color="#ffffff" loext:char-shading-value="0"/>
    </style:style>
    <style:style style:name="T28" style:family="text">
      <style:text-properties fo:color="#000000" style:font-name="Droid Sans Mono" fo:font-size="10.5pt" fo:font-weight="normal" officeooo:rsid="002d8aca" fo:background-color="#ffffff" loext:char-shading-value="0"/>
    </style:style>
    <style:style style:name="T29" style:family="text">
      <style:text-properties style:font-name="Droid Sans Mono" fo:font-size="10.5pt" fo:font-weight="normal"/>
    </style:style>
    <style:style style:name="T30" style:family="text">
      <style:text-properties officeooo:rsid="002c8ff4"/>
    </style:style>
    <style:style style:name="T31" style:family="text">
      <style:text-properties officeooo:rsid="002d7be8"/>
    </style:style>
    <style:style style:name="T32" style:family="text">
      <style:text-properties officeooo:rsid="002ec4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text:p>
      <text:p text:style-name="P2">OPC Server/Client </text:p>
      <text:p text:style-name="P1"/>
      <text:h text:style-name="Heading_20_1" text:outline-level="1"/>
      <text:h text:style-name="P48" text:outline-level="1"><text:span text:style-name="T21">1. Funktionen Client </text:span></text:h>
      <text:p text:style-name="P31"/>
      <table:table table:name="Tabelle3" table:style-name="Tabelle3">
        <table:table-column table:style-name="Tabelle3.A" table:number-columns-repeated="3"/>
        <table:table-row>
          <table:table-cell table:style-name="Tabelle3.A1" table:number-columns-spanned="3" office:value-type="string">
            <text:p text:style-name="P46">IG_Datenerfasser</text:p>
          </table:table-cell>
          <table:covered-table-cell/>
          <table:covered-table-cell/>
        </table:table-row>
        <table:table-row>
          <table:table-cell table:style-name="Tabelle3.A2" office:value-type="string">
            <text:p text:style-name="P46">Typ</text:p>
          </table:table-cell>
          <table:table-cell table:style-name="Tabelle3.A2" office:value-type="string">
            <text:p text:style-name="P46">Feldname</text:p>
          </table:table-cell>
          <table:table-cell table:style-name="Tabelle3.C2" office:value-type="string">
            <text:p text:style-name="P46">Beschreibung</text:p>
          </table:table-cell>
        </table:table-row>
        <table:table-row>
          <table:table-cell table:style-name="Tabelle3.A2" office:value-type="string">
            <text:p text:style-name="P46">IG_Queue</text:p>
          </table:table-cell>
          <table:table-cell table:style-name="Tabelle3.A2" office:value-type="string">
            <text:p text:style-name="P46">queue</text:p>
          </table:table-cell>
          <table:table-cell table:style-name="Tabelle3.C2" office:value-type="string">
            <text:p text:style-name="P46">Referenz auf eine Queue</text:p>
          </table:table-cell>
        </table:table-row>
        <table:table-row>
          <table:table-cell table:style-name="Tabelle3.A2" office:value-type="string">
            <text:p text:style-name="P46">IG_Config</text:p>
          </table:table-cell>
          <table:table-cell table:style-name="Tabelle3.A2" office:value-type="string">
            <text:p text:style-name="P46">config</text:p>
          </table:table-cell>
          <table:table-cell table:style-name="Tabelle3.C2" office:value-type="string">
            <text:p text:style-name="P46">Referen<text:span text:style-name="T31">z</text:span> für die Konfiguration <text:span text:style-name="T31">des Erfassers</text:span></text:p>
          </table:table-cell>
        </table:table-row>
        <table:table-row>
          <table:table-cell table:style-name="Tabelle3.A2" office:value-type="string">
            <text:p text:style-name="P47">pthread_t</text:p>
          </table:table-cell>
          <table:table-cell table:style-name="Tabelle3.A2" office:value-type="string">
            <text:p text:style-name="P47">erfasserThread</text:p>
          </table:table-cell>
          <table:table-cell table:style-name="Tabelle3.C2" office:value-type="string">
            <text:p text:style-name="P47">Thread in dem der Datenerfasser laufen soll</text:p>
          </table:table-cell>
        </table:table-row>
        <table:table-row>
          <table:table-cell table:style-name="Tabelle3.A2" office:value-type="string">
            <text:p text:style-name="P47">IG_Bool</text:p>
          </table:table-cell>
          <table:table-cell table:style-name="Tabelle3.A2" office:value-type="string">
            <text:p text:style-name="P47">Running</text:p>
          </table:table-cell>
          <table:table-cell table:style-name="Tabelle3.C2" office:value-type="string">
            <text:p text:style-name="P47">Boolen welcher true oder false wird je nach Status des Clientthreads.</text:p>
          </table:table-cell>
        </table:table-row>
      </table:table>
      <text:p text:style-name="P31"/>
      <text:p text:style-name="P31"/>
      <text:p text:style-name="P30"/>
      <table:table table:name="Tabelle2" table:style-name="Tabelle2">
        <table:table-column table:style-name="Tabelle2.A" table:number-columns-repeated="3"/>
        <table:table-row>
          <table:table-cell table:style-name="Tabelle2.A1" table:number-columns-spanned="3" office:value-type="string">
            <text:p text:style-name="P45">IG_Datenerfasser_threadparameters</text:p>
          </table:table-cell>
          <table:covered-table-cell/>
          <table:covered-table-cell/>
        </table:table-row>
        <table:table-row>
          <table:table-cell table:style-name="Tabelle2.A2" office:value-type="string">
            <text:p text:style-name="P46">Typ</text:p>
          </table:table-cell>
          <table:table-cell table:style-name="Tabelle2.A2" office:value-type="string">
            <text:p text:style-name="P46">Feldname</text:p>
          </table:table-cell>
          <table:table-cell table:style-name="Tabelle2.C2" office:value-type="string">
            <text:p text:style-name="P46">Beschreibung</text:p>
          </table:table-cell>
        </table:table-row>
        <table:table-row>
          <table:table-cell table:style-name="Tabelle2.A2" office:value-type="string">
            <text:p text:style-name="P46">UA_Client</text:p>
          </table:table-cell>
          <table:table-cell table:style-name="Tabelle2.A2" office:value-type="string">
            <text:p text:style-name="P46">client</text:p>
          </table:table-cell>
          <table:table-cell table:style-name="Tabelle2.C2" office:value-type="string">
            <text:p text:style-name="P46">Definiert vom open62541 Stack. Ist ein Pointer auf einen OPC Client</text:p>
          </table:table-cell>
        </table:table-row>
        <table:table-row>
          <table:table-cell table:style-name="Tabelle2.A2" office:value-type="string">
            <text:p text:style-name="P46">IG_OPC_Nodes</text:p>
          </table:table-cell>
          <table:table-cell table:style-name="Tabelle2.A2" office:value-type="string">
            <text:p text:style-name="P46">nodes</text:p>
          </table:table-cell>
          <table:table-cell table:style-name="Tabelle2.C2" office:value-type="string">
            <text:p text:style-name="P46">Pointer auf ein Struct welches Informationen über die Knoten auf die zugegriffen werden soll hält (siehe unten).</text:p>
          </table:table-cell>
        </table:table-row>
        <table:table-row>
          <table:table-cell table:style-name="Tabelle2.A2" office:value-type="string">
            <text:p text:style-name="P46">IG_Datenerfasser</text:p>
          </table:table-cell>
          <table:table-cell table:style-name="Tabelle2.A2" office:value-type="string">
            <text:p text:style-name="P46">erfasser</text:p>
          </table:table-cell>
          <table:table-cell table:style-name="Tabelle2.C2" office:value-type="string">
            <text:p text:style-name="P46">Hält ein Struct welches wiederum Informationen hält (siehe oben).</text:p>
          </table:table-cell>
        </table:table-row>
      </table:table>
      <text:p text:style-name="P30"/>
      <text:p text:style-name="P39"/>
      <table:table table:name="Tabelle1" table:style-name="Tabelle1">
        <table:table-column table:style-name="Tabelle1.A" table:number-columns-repeated="3"/>
        <table:table-row>
          <table:table-cell table:style-name="Tabelle1.A1" table:number-columns-spanned="3" office:value-type="string">
            <text:p text:style-name="P43">IG_OPC_Nodes</text:p>
          </table:table-cell>
          <table:covered-table-cell/>
          <table:covered-table-cell/>
        </table:table-row>
        <table:table-row>
          <table:table-cell table:style-name="Tabelle1.A2" office:value-type="string">
            <text:p text:style-name="P43">Typ</text:p>
          </table:table-cell>
          <table:table-cell table:style-name="Tabelle1.A2" office:value-type="string">
            <text:p text:style-name="P43">Feldname</text:p>
          </table:table-cell>
          <table:table-cell table:style-name="Tabelle1.C2" office:value-type="string">
            <text:p text:style-name="P43">Beschreibung</text:p>
          </table:table-cell>
        </table:table-row>
        <table:table-row>
          <table:table-cell table:style-name="Tabelle1.A2" office:value-type="string">
            <text:p text:style-name="P43">IG_UInt32</text:p>
          </table:table-cell>
          <table:table-cell table:style-name="Tabelle1.A2" office:value-type="string">
            <text:p text:style-name="P43">anzahlSub</text:p>
          </table:table-cell>
          <table:table-cell table:style-name="Tabelle1.C2" office:value-type="string">
            <text:p text:style-name="P43">Anzahl der Subscriptions</text:p>
          </table:table-cell>
        </table:table-row>
        <table:table-row>
          <table:table-cell table:style-name="Tabelle1.A2" office:value-type="string">
            <text:p text:style-name="P43">IG_OPC Subscrip<text:span text:style-name="T30">t</text:span>ion</text:p>
          </table:table-cell>
          <table:table-cell table:style-name="Tabelle1.A2" office:value-type="string">
            <text:p text:style-name="P43">Subscriptions</text:p>
          </table:table-cell>
          <table:table-cell table:style-name="Tabelle1.C2" office:value-type="string">
            <text:p text:style-name="P43">Hält ein Array welches alles Su</text:p>
          </table:table-cell>
        </table:table-row>
        <table:table-row>
          <table:table-cell table:style-name="Tabelle1.A2" office:value-type="string">
            <text:p text:style-name="P44">IG_UInt32 </text:p>
          </table:table-cell>
          <table:table-cell table:style-name="Tabelle1.A2" office:value-type="string">
            <text:p text:style-name="P44">AnzahlItemsArray</text:p>
          </table:table-cell>
          <table:table-cell table:style-name="Tabelle1.C2" office:value-type="string">
            <text:p text:style-name="P44">Hält ein Array welches Integers enthält. Diese beschreiben die Anzahl der Items in der jeweiligen Subscription.</text:p>
          </table:table-cell>
        </table:table-row>
        <table:table-row>
          <table:table-cell table:style-name="Tabelle1.A2" office:value-type="string">
            <text:p text:style-name="P44">IG_OPC_Item</text:p>
          </table:table-cell>
          <table:table-cell table:style-name="Tabelle1.A2" office:value-type="string">
            <text:p text:style-name="P44">ItemArray</text:p>
          </table:table-cell>
          <table:table-cell table:style-name="Tabelle1.C2" office:value-type="string">
            <text:p text:style-name="P44">Ein zweidimensionales Array <text:soft-page-break/>welche die nötigen Informationen zu jedem Item hält.</text:p>
          </table:table-cell>
        </table:table-row>
      </table:table>
      <text:p text:style-name="P39"/>
      <text:p text:style-name="P39"><text:span text:style-name="T21">1.1 </text:span><text:span text:style-name="T25">voi</text:span><text:span text:style-name="T26">d</text:span><text:span text:style-name="T27"> start_OPC_Client_thread(</text:span><text:span text:style-name="T25">void</text:span><text:span text:style-name="T27"> * parameter)</text:span></text:p>
      <text:p text:style-name="P38"><text:span text:style-name="T27">Di</text:span><text:span text:style-name="T28">e</text:span><text:span text:style-name="T27">se Funktion ist die Threadfunktion, welche ein paar Parameter </text:span><text:span text:style-name="T28">benötigt.</text:span><text:span text:style-name="T27"> Somit wird dem Thread ein Struct ü</text:span><text:span text:style-name="T28">b</text:span><text:span text:style-name="T27">ergeben.</text:span></text:p>
      <text:p text:style-name="P38"><text:span text:style-name="T27">Parameter:</text:span></text:p>
      <text:p text:style-name="P38"><text:span text:style-name="T27">- typ <text:s/><text:tab/> <text:s text:c="4"/>= IG_Datenerfasser_threadparamerters (struct)</text:span></text:p>
      <text:p text:style-name="P38"><text:span text:style-name="T27"><text:s/>Rückgabewert <text:s text:c="2"/>= keiner</text:span></text:p>
      <text:p text:style-name="P38"><text:span text:style-name="T27"/></text:p>
      <text:p text:style-name="P38"><text:span text:style-name="T27"/></text:p>
      <text:p text:style-name="P34">IG_Status init_erfasser(IG_Datenerfasser * erfasser)</text:p>
      <text:p text:style-name="P34"/>
      <text:p text:style-name="P34">Initialisiert einen Datenerfasser welcher übergeben werden muss.</text:p>
      <text:p text:style-name="P34"/>
      <text:p text:style-name="P34">Parameter:</text:p>
      <text:p text:style-name="P34">- typ <text:s text:c="17"/>= IG_Datenerfasser</text:p>
      <text:p text:style-name="P34"/>
      <text:p text:style-name="P34">Rückgabewert <text:s text:c="2"/>= Status ob Initialisierung erfolgreich war </text:p>
      <text:p text:style-name="P36"/>
      <text:p text:style-name="P36"/>
      <text:p text:style-name="P32"/>
      <text:p text:style-name="P32"><text:span text:style-name="T22">void</text:span> IG_Datenerfasser_stop(IG_Datenerfasser * erfasser)</text:p>
      <text:p text:style-name="P32"/>
      <text:p text:style-name="P35">Stopt den Datenerfasser Thread. Erfasser welcher gestoppt werden soll muss übergeben werden.</text:p>
      <text:p text:style-name="P35"/>
      <text:p text:style-name="P35">Parameter:</text:p>
      <text:p text:style-name="P35">- typ <text:s text:c="18"/>= IG_Erfasser</text:p>
      <text:p text:style-name="P35"/>
      <text:p text:style-name="P33"><text:span text:style-name="T32">Rückgabewert <text:s text:c="3"/>= keiner</text:span></text:p>
      <text:p text:style-name="P33"/>
      <text:p text:style-name="P33"/>
      <text:p text:style-name="P33">IG_Datenerfasser * IG_Datenerfasser_create_nonBlocking(IG_Config * config)</text:p>
      <text:p text:style-name="P32"/>
      <text:p text:style-name="P35">Erstellt einen IG_Datenerfasser welcher eine IG_Queue von Typ nonBlocking zugewiesen bekommt. Der Datererfasser an sich mit der Konfiguration initialisiert welche er Funktion übergeben wird.</text:p>
      <text:p text:style-name="P35"/>
      <text:p text:style-name="P35">Parameter:</text:p>
      <text:p text:style-name="P35">- typ <text:s text:c="18"/>= IG_Config</text:p>
      <text:p text:style-name="P35">Rückgabewert <text:s text:c="3"/>= Eine Referenz auf einen IG_Datenerfasser </text:p>
      <text:p text:style-name="P37"/>
      <text:p text:style-name="P32"/>
      <text:p text:style-name="P32"><text:span text:style-name="T22">void</text:span> IG_Datenerfasser_delete(IG_Datenerfasser * erfasser);</text:p>
      <text:p text:style-name="P32"><text:soft-page-break/></text:p>
      <text:p text:style-name="P42"><text:span text:style-name="T27">Gibt denn allokierten Speicher des Datenerfasser wieder frei. Dazu muss der Datenerfasser selber der Funktion übergeben werden.</text:span></text:p>
      <text:p text:style-name="P42"><text:span text:style-name="T27">Parameter:</text:span></text:p>
      <text:p text:style-name="P42"><text:span text:style-name="T27">-typ <text:s text:c="7"/><text:tab/> <text:s text:c="4"/>= IG_Datenerfasser</text:span></text:p>
      <text:p text:style-name="P42"><text:span text:style-name="T27">Rückgabewert <text:s text:c="3"/>= keiner</text:span></text:p>
      <text:p text:style-name="P42"><text:span text:style-name="T27"/></text:p>
      <text:p text:style-name="P42"><text:span text:style-name="T27"/></text:p>
      <text:h text:style-name="Heading_20_1" text:outline-level="1"><text:span text:style-name="T21">2. </text:span>OPC Server</text:h>
      <text:p text:style-name="P1"/>
      <text:p text:style-name="P1"><text:span text:style-name="T15">Um einen OPC Server zu erstellen</text:span> muss <text:span text:style-name="T15">dieser zu beginn</text:span> initialisiert bzw. Instanziiert werden. Des geschieht durch den Aufruf der Funktion:</text:p>
      <text:p text:style-name="P1"/>
      <text:p text:style-name="P1"><text:span text:style-name="T3">UA_Server_new(config)</text:span>;</text:p>
      <text:p text:style-name="P1"/>
      <text:p text:style-name="P3"><text:span text:style-name="T15">In d</text:span>ieser Funktion wird ein<text:span text:style-name="T2">e</text:span> Konfigurationsstruktur übergeben, welche in unserem Fall die Standartkonfiguration ist, <text:span text:style-name="T2">die</text:span> von open62541 initialisiert und vorgegeben <text:span text:style-name="T15">wird</text:span>. <text:span text:style-name="T2">Das Erstellen bzw. Ändern der Konfiguration, ist über das eigenhändige initialisieren der Konfigurationsstruktur möglich. Die Standardkonfiguration sieht folgendermaßen aus:</text:span></text:p>
      <text:p text:style-name="P3"/>
      <text:p text:style-name="P21">const UA_EXPORT UA_ServerConfig UA_ServerConfig_standard = {</text:p>
      <text:p text:style-name="P21"><text:s text:c="4"/>.nThreads = 1,</text:p>
      <text:p text:style-name="P21"><text:s text:c="4"/>.logger = UA_Log_Stdout,</text:p>
      <text:p text:style-name="P21"/>
      <text:p text:style-name="P21"><text:s text:c="4"/>/* Server Description */</text:p>
      <text:p text:style-name="P21"><text:s text:c="4"/>.buildInfo = {</text:p>
      <text:p text:style-name="P21"><text:s text:c="8"/>.productUri = UA_STRING_STATIC(PRODUCT_URI),</text:p>
      <text:p text:style-name="P21"><text:s text:c="8"/>.manufacturerName = UA_STRING_STATIC(MANUFACTURER_NAME),</text:p>
      <text:p text:style-name="P21"><text:s text:c="8"/>.productName = UA_STRING_STATIC(PRODUCT_NAME),</text:p>
      <text:p text:style-name="P21"><text:s text:c="8"/>.softwareVersion = UA_STRING_STATIC(VERSION(UA_OPEN62541_VER_MAJOR,</text:p>
      <text:p text:style-name="P21"><text:s text:c="52"/>UA_OPEN62541_VER_MINOR,</text:p>
      <text:p text:style-name="P21"><text:s text:c="52"/>UA_OPEN62541_VER_PATCH,</text:p>
      <text:p text:style-name="P21"><text:s text:c="52"/>UA_OPEN62541_VER_LABEL)),</text:p>
      <text:p text:style-name="P21"><text:s text:c="8"/>.buildNumber = UA_STRING_STATIC(__DATE__ " " __TIME__),</text:p>
      <text:p text:style-name="P21"><text:s text:c="8"/>.buildDate = 0 },</text:p>
      <text:p text:style-name="P21"><text:s text:c="4"/>.applicationDescription = {</text:p>
      <text:p text:style-name="P21"><text:s text:c="8"/>.applicationUri = UA_STRING_STATIC(APPLICATION_URI),</text:p>
      <text:p text:style-name="P21"><text:s text:c="8"/>.productUri = UA_STRING_STATIC(PRODUCT_URI),</text:p>
      <text:p text:style-name="P21"><text:s text:c="8"/>.applicationName = { .locale = UA_STRING_STATIC("en"),</text:p>
      <text:p text:style-name="P21"><text:s text:c="29"/>.text = UA_STRING_STATIC(APPLICATION_NAME) },</text:p>
      <text:p text:style-name="P21"><text:s text:c="8"/>.applicationType = UA_APPLICATIONTYPE_SERVER,</text:p>
      <text:p text:style-name="P21"><text:s text:c="8"/>.gatewayServerUri = UA_STRING_STATIC_NULL,</text:p>
      <text:p text:style-name="P21"><text:soft-page-break/><text:s text:c="8"/>.discoveryProfileUri = UA_STRING_STATIC_NULL,</text:p>
      <text:p text:style-name="P21"><text:s text:c="8"/>.discoveryUrlsSize = 0,</text:p>
      <text:p text:style-name="P21"><text:s text:c="8"/>.discoveryUrls = NULL },</text:p>
      <text:p text:style-name="P21"><text:s text:c="4"/>.serverCertificate = UA_STRING_STATIC_NULL,</text:p>
      <text:p text:style-name="P21"/>
      <text:p text:style-name="P21"><text:s text:c="4"/>/* Networking */</text:p>
      <text:p text:style-name="P21"><text:s text:c="4"/>.networkLayersSize = 0,</text:p>
      <text:p text:style-name="P21"><text:s text:c="4"/>.networkLayers = NULL,</text:p>
      <text:p text:style-name="P21"/>
      <text:p text:style-name="P21"><text:s text:c="4"/>/* Login */</text:p>
      <text:p text:style-name="P21"><text:s text:c="4"/>.enableAnonymousLogin = true,</text:p>
      <text:p text:style-name="P21"><text:s text:c="4"/>.enableUsernamePasswordLogin = true,</text:p>
      <text:p text:style-name="P21"><text:s text:c="4"/>.usernamePasswordLogins = usernamePasswords,</text:p>
      <text:p text:style-name="P21"><text:s text:c="4"/>.usernamePasswordLoginsSize = 2,</text:p>
      <text:p text:style-name="P21"/>
      <text:p text:style-name="P21"><text:s text:c="4"/>/* Limits for SecureChannels */</text:p>
      <text:p text:style-name="P21"><text:s text:c="4"/>.maxSecureChannels = 40,</text:p>
      <text:p text:style-name="P21"><text:s text:c="4"/>.maxSecurityTokenLifetime = 10 * 60 * 1000, /* 10 minutes */</text:p>
      <text:p text:style-name="P21"/>
      <text:p text:style-name="P21"><text:s text:c="4"/>/* Limits for Sessions */</text:p>
      <text:p text:style-name="P21"><text:s text:c="4"/>.maxSessions = 100,</text:p>
      <text:p text:style-name="P21"><text:s text:c="4"/>.maxSessionTimeout = 60.0 * 60.0 * 1000.0, /* 1h */</text:p>
      <text:p text:style-name="P21"/>
      <text:p text:style-name="P21"><text:s text:c="4"/>/* Limits for Subscriptions */</text:p>
      <text:p text:style-name="P21"><text:s text:c="4"/>.publishingIntervalLimits = { .min = 100.0, .max = 3600.0 * 1000.0 },</text:p>
      <text:p text:style-name="P21"><text:s text:c="4"/>.lifeTimeCountLimits = { .max = 15000, .min = 3 },</text:p>
      <text:p text:style-name="P21"><text:s text:c="4"/>.keepAliveCountLimits = { .max = 100, .min = 1 },</text:p>
      <text:p text:style-name="P21"><text:s text:c="4"/>.maxNotificationsPerPublish = 1000,</text:p>
      <text:p text:style-name="P21"><text:s text:c="4"/>.maxRetransmissionQueueSize = 0, /* unlimited */</text:p>
      <text:p text:style-name="P21"/>
      <text:p text:style-name="P21"><text:s text:c="4"/>/* Limits for MonitoredItems */</text:p>
      <text:p text:style-name="P21"><text:s text:c="4"/>.samplingIntervalLimits = { .min = 50.0, .max = 24.0 * 3600.0 * 1000.0 },</text:p>
      <text:p text:style-name="P21"><text:s text:c="4"/>.queueSizeLimits = { .max = 100, .min = 1 }</text:p>
      <text:p text:style-name="P21">};</text:p>
      <text:p text:style-name="P3"/>
      <text:p text:style-name="P3">Allerdings muss bei jeder Konfiguration der Networklayer initialisiert werden. <text:span text:style-name="T15">D</text:span>er <text:span text:style-name="T15">Networklayer ist der</text:span> Verbindungstyp und der Port <text:span text:style-name="T15">über den der Server erreichbar sein soll</text:span>.</text:p>
      <text:p text:style-name="P17">Unserer OPC Server wird durch die folgenden Aufrufe und Parameter initialisiert und instanziiert:</text:p>
      <text:p text:style-name="P1"/>
      <text:p text:style-name="P29">UA_ServerConfig config = UA_ServerConfig_standard;</text:p>
      <text:p text:style-name="P29">UA_ServerNetworkLayer nl =</text:p>
      <text:p text:style-name="P29">UA_ServerNetworkLayerTCP(UA_ConnectionConfig_standard, 16664); config.networkLayers = &amp;nl;</text:p>
      <text:p text:style-name="P29">config.networkLayersSize = 1;</text:p>
      <text:p text:style-name="P29">UA_Server *server = UA_Server_new(config);</text:p>
      <text:p text:style-name="P1"/>
      <text:p text:style-name="P1"><text:span text:style-name="T16">Dadurch e</text:span>rlangt man eine Referenz auf einen OPC-Server mit der entsprechenden Konfiguration.</text:p>
      <text:p text:style-name="P1">Daraufhin werden durch die Aufrufe folgender Funktionen:</text:p>
      <text:p text:style-name="P1"><text:soft-page-break/></text:p>
      <text:p text:style-name="P18">defineObjectTypes(server);</text:p>
      <text:p text:style-name="P18">addRoboterarmObjectInstance(server, "Roborterarm");</text:p>
      <text:p text:style-name="P18">addRoboterarmTypeConstructor(server);</text:p>
      <text:p text:style-name="P1"><text:s/></text:p>
      <text:p text:style-name="P1">Die entsprechenden Nodes dem Server hinzugefügt. <text:span text:style-name="T16">Nodes sind Knotenpunkte welche Werte oder sostige Informationen halten können. Über diese Nodes wird später auf den OPC Server zugegriffen. Die Erstellung in initialisiertung der Nodes geschieht in der Roboterarmobjekt_v2.c Datei. Die Nodes liegen später in einer Baumstruktur dar und bilden ein Objekt. In unserem Fall hält der OPC Server ein Objekt mit dem Name „Roboterarm“ welches mehrere untergeordnete Nodes besitzt. Durch folgende Aufrufe wird das Objekt dem OPC Server hinzugefügt:</text:span></text:p>
      <text:p text:style-name="P1"/>
      <text:p text:style-name="P18">addRoboterarmObjectInstance(server, "Roborterarm");</text:p>
      <text:p text:style-name="P18">addRoboterarmTypeConstructor(server);</text:p>
      <text:p text:style-name="P18"/>
      <text:p text:style-name="P1"><text:span text:style-name="T16">Hierbei</text:span> <text:span text:style-name="T16">Hierbei verwenden wir die von</text:span> open62541 <text:span text:style-name="T2">Stack</text:span> <text:span text:style-name="T16">vorgegebenen Funktion und haben diese </text:span>leicht modifiziert. In der Funktion:</text:p>
      <text:p text:style-name="P1"/>
      <text:p text:style-name="P18">defineObjectTypes(server);</text:p>
      <text:p text:style-name="P1"/>
      <text:p text:style-name="P1"><text:span text:style-name="T16">W</text:span>ird letztendlich das eigentlich Objekt erstellt, welches später, <text:span text:style-name="T16">wie schon erwähnt</text:span> in ein<text:span text:style-name="T16">er</text:span> Baustruktur vorliegt. In dieser Baumstruktur bilden <text:span text:style-name="T16">d</text:span>ie Blätter die Knotenpunkte in denen <text:span text:style-name="T16">l</text:span>etztendlich die Werte gespeichert und abgerufen werden. Die anderen <text:span text:style-name="T16">dienen</text:span> zu<text:span text:style-name="T16">r</text:span> Orientierung <text:span text:style-name="T16">und</text:span> Einordnung <text:span text:style-name="T16">innerhalb des Objekts, </text:span>wie bei einem Filesystem Ordner. Das Erstellen eines Solchen Knoten<text:span text:style-name="T16">s (Node)</text:span> sieht <text:span text:style-name="T2">folgendermaßen</text:span> aus: </text:p>
      <text:p text:style-name="P1"/>
      <text:p text:style-name="P18">UA_VariableAttributes nameAttr;</text:p>
      <text:p text:style-name="P18"><text:span text:style-name="T2">U</text:span>A_VariableAttributes_init(&amp;nameAttr);</text:p>
      <text:p text:style-name="P18">nameAttr.displayName = UA_LOCALIZEDTEXT("en_US", "Modellname");</text:p>
      <text:p text:style-name="P18">UA_String name = UA_STRING("Robo9000");</text:p>
      <text:p text:style-name="P18">UA_Variant_setScalar(&amp;nameAttr.value, &amp;name, &amp;UA_TYPES[UA_TYPES_STRING]);</text:p>
      <text:p text:style-name="P18"/>
      <text:p text:style-name="P1"><text:s text:c="2"/><text:span text:style-name="T3">UA_Server_addVariableNode(server, UA_NODEID_NULL, deviceTypeId,</text:span></text:p>
      <text:p text:style-name="P18"><text:s text:c="30"/>UA_NODEID_NUMERIC(0, <text:tab/><text:tab/><text:tab/><text:tab/><text:tab/><text:tab/><text:tab/><text:tab/><text:tab/> <text:s text:c="2"/>UA_NS0ID_HASCOMPONENT),</text:p>
      <text:p text:style-name="P18"><text:s text:c="30"/>UA_QUALIFIEDNAME(1, "Modellname"),</text:p>
      <text:p text:style-name="P18"><text:s text:c="30"/>UA_NODEID_NULL, nameAttr, NULL, NULL);</text:p>
      <text:p text:style-name="P18"/>
      <text:p text:style-name="P3">Bei diesem Beispiel handelt es sich um ein Blatt in der Baumstruktur. Dies erkennt man an dem angegeben Nodetype: </text:p>
      <text:p text:style-name="P28"/>
      <text:p text:style-name="P28">UA_NODEID_NUMERIC(0, UA_NS0ID_HASCOMPONENT).</text:p>
      <text:p text:style-name="P28"/>
      <text:p text:style-name="P1">Des weiteren wird <text:span text:style-name="T16">d</text:span>em Knoten ein Attribut zugewiesen. In diesem Fall ist es der Modellname des Roboterarms:</text:p>
      <text:p text:style-name="P1"><text:s/></text:p>
      <text:p text:style-name="P18">UA_VariableAttributes nameAttr;</text:p>
      <text:p text:style-name="P18">UA_VariableAttributes_init(&amp;nameAttr);</text:p>
      <text:p text:style-name="P18">nameAttr.displayName = UA_LOCALIZEDTEXT("en_US", "Modellname");</text:p>
      <text:p text:style-name="P18"><text:soft-page-break/>UA_String name = UA_STRING("Robo9000");</text:p>
      <text:p text:style-name="P18">UA_Variant_setScalar(&amp;nameAttr.value, &amp;name, &amp;UA_TYPES[UA_TYPES_STRING]);</text:p>
      <text:p text:style-name="P1"/>
      <text:p text:style-name="P1">Dieses Attribut wird <text:span text:style-name="T17">in</text:span> der Darauffolgenden Funktion <text:s/><text:span text:style-name="T3">UA_Server_addVariableNode(...)</text:span> übergeben und Dem Server hinzugefügt.</text:p>
      <text:p text:style-name="P1"/>
      <text:p text:style-name="P1">Nun Hat man eine OPC Server in dem sich ein Roboterarm Objekt befindet. Um nun diesen Roboterarm zu simulieren werden in der Server_v2.c <text:span text:style-name="T17">Datei </text:span>drei Threads gestartet welche in der <text:span text:style-name="T1">Roboterarmobjekt_v2.c </text:span>definiert sind. Diese generieren per Zufall <text:span text:style-name="T2">W</text:span>erte und speisen <text:span text:style-name="T2">mit diesen </text:span>den OPC Server. </text:p>
      <text:p text:style-name="P1"/>
      <text:p text:style-name="P18">//Temperatur Threading Funktion</text:p>
      <text:p text:style-name="P18">void *calcCurrentTemp(void *serverPtr) {</text:p>
      <text:p text:style-name="P18"><text:s text:c="4"/>printf("Temperatur Thread started\n");</text:p>
      <text:p text:style-name="P18"><text:s text:c="4"/>while(true){</text:p>
      <text:p text:style-name="P18"><text:s text:c="8"/>printf("Temperatur Wert: %f\n", Temperatur);</text:p>
      <text:p text:style-name="P18"><text:s text:c="8"/>//generateTemperature gibt neue Tempertur zurück vom Typ Double</text:p>
      <text:p text:style-name="P18"><text:s text:c="8"/>Temperatur = generateValues(2.0,-2.0,Temperatur);</text:p>
      <text:p text:style-name="P18"><text:s text:c="8"/>UA_Variant_setScalar(t_temperatureAttr, &amp;Temperatur, &amp;UA_TYPES[UA_TYPES_DOUBLE]);</text:p>
      <text:p text:style-name="P18"><text:s text:c="8"/>UA_Server_writeValue(serverPtr,*temperatureNodeId,*t_temperatureAttr);</text:p>
      <text:p text:style-name="P18"><text:s text:c="8"/>sleep(1);</text:p>
      <text:p text:style-name="P18"><text:s text:c="4"/>}</text:p>
      <text:p text:style-name="P22">} </text:p>
      <text:p text:style-name="P15"/>
      <text:p text:style-name="P15">Hierbei wird über die Funktion:</text:p>
      <text:p text:style-name="P1"/>
      <text:p text:style-name="P18">UA_Variant_setScalar(t_temperatureAttr, &amp;Temperatur, &amp;UA_TYPES[UA_TYPES_DOUBLE])</text:p>
      <text:p text:style-name="P18"/>
      <text:p text:style-name="P1">Ein Skalar erstellt welches dann über die Funktion :</text:p>
      <text:p text:style-name="P1"/>
      <text:p text:style-name="P18">UA_Server_writeValue(serverPtr,*temperatureNodeId,*t_temperatureAttr)</text:p>
      <text:p text:style-name="P1"/>
      <text:p text:style-name="P1">in den <text:span text:style-name="T18">dementsprechenden </text:span>Konten der Temperatur geschrieben wird.</text:p>
      <text:p text:style-name="P1"/>
      <text:p text:style-name="P1">Das Resultat daraus ist ein OPC Server der von einer Simulierten Maschine mit Werten gespeist wird und über eine bestimmte Adresse erreichbar ist. </text:p>
      <text:p text:style-name="P1"/>
      <text:p text:style-name="P1"/>
      <text:h text:style-name="Heading_20_1" text:outline-level="1">2. OPC Client</text:h>
      <text:p text:style-name="P1">Der OPC Client, welcher sich innerhalb des IoT-Gateways befindet wird bei Start des Systems als Thread gestartet. Innerhalb des Gateways wird der OPC Client als Datenerfasser bezeichnet, da der OPC Client die Daten vom OPC Server erfasst. </text:p>
      <text:p text:style-name="P1">Bei Start des Systems wird die <text:span text:style-name="T3">run(config_filename)</text:span> aufgerufen welche in der <text:soft-page-break/>starter.c <text:span text:style-name="T19">Datei</text:span> definiert ist. <text:span text:style-name="T7">Dort wiederum wird das Konfigurationsfile verarbeitet und die Konfigurationen für die weiteren Threads weitergegeben. </text:span></text:p>
      <text:p text:style-name="P1"/>
      <text:p text:style-name="P19">IG_Config * erfassercfg = IG_Config_create(opccfg_filename, IG_CONFIG_OPC);</text:p>
      <text:p text:style-name="P19"/>
      <text:p text:style-name="P4">Nach erstellen der Konfiguration über das entsprechende Konfigurationsfile, wird der Erfasser initialisiert. Dies geschieht über folgenden Aufruf:</text:p>
      <text:p text:style-name="P19"/>
      <text:p text:style-name="P19">IG_Datenerfasser * erfasser = IG_Datenerfasser_create_nonBlocking(erfassercfg);</text:p>
      <text:p text:style-name="P19"/>
      <text:p text:style-name="P4">Die Struktur des <text:span text:style-name="T8">Datenerfassers</text:span> sieht hierbei folgendermaßen aus:</text:p>
      <text:p text:style-name="P19"/>
      <text:p text:style-name="P19">typedef struct{</text:p>
      <text:p text:style-name="P19"><text:s text:c="4"/>IG_Queue * queue;</text:p>
      <text:p text:style-name="P19"><text:s text:c="4"/>IG_Config * config;</text:p>
      <text:p text:style-name="P19"><text:s text:c="4"/>pthread_t erfasserThread;</text:p>
      <text:p text:style-name="P19"><text:s text:c="4"/>IG_Bool running;</text:p>
      <text:p text:style-name="P19">} IG_Datenerfasser;</text:p>
      <text:p text:style-name="P19"/>
      <text:p text:style-name="P5">Durch den Aufruf der Funktion <text:span text:style-name="T7">IG_Datenerfasser_create_nonBlocking(erfassercfg) </text:span>bekommt die Struktur bzw. der Erfasser seinen Konfiguration und eine Queue zugewiesen, in die <text:span text:style-name="T9">der Datenerfasser</text:span> später seine erfassten Daten schreibt. Bei der Queue handelt es sich hierbei um einen „non Blocking Queue“ (siehe Dokumentation Queue). Der Thread in der Struktur ist später der Thread <text:span text:style-name="T9">in dem der Loop des</text:span> Datenerfasser <text:span text:style-name="T9">läuft</text:span>.</text:p>
      <text:p text:style-name="P5"/>
      <text:p text:style-name="P6">Als nächstes wird die Funktion init_erfasser(erfasser) aufgerufen, wobei hier die oben erstellte IG_Datenerfasser Struktur übergeben wird. Diese Funktion ist in der datenerfasser.c definiert und initialisiert zu beginn einen OPC Client mit folgender Funktion aus dem open62541 Stack:</text:p>
      <text:p text:style-name="P6"/>
      <text:p text:style-name="P20">UA_Client *client = UA_Client_new(UA_ClientConfig_standard);</text:p>
      <text:p text:style-name="P5"/>
      <text:p text:style-name="P6">Für den OPC Client wird eine Standardkonfiguration verwendet welche vom opne62541 Stack definiert worden ist. Diese Struktur sieht folgendermaßen aus:</text:p>
      <text:p text:style-name="P6"/>
      <text:p text:style-name="P21">const UA_EXPORT UA_ClientConfig UA_ClientConfig_standard = {</text:p>
      <text:p text:style-name="P21"><text:s text:c="4"/>.timeout = 5000, /* 5 seconds */</text:p>
      <text:p text:style-name="P21"><text:s text:c="4"/>.secureChannelLifeTime = 10 * 60 * 1000, /* 10 minutes */</text:p>
      <text:p text:style-name="P21"><text:s text:c="4"/>.logger = UA_Log_Stdout,</text:p>
      <text:p text:style-name="P21"><text:s text:c="4"/>.localConnectionConfig = {</text:p>
      <text:p text:style-name="P21"><text:s text:c="8"/>.protocolVersion = 0,</text:p>
      <text:p text:style-name="P21"><text:s text:c="8"/>.sendBufferSize = 65535, /* 64k per chunk */</text:p>
      <text:p text:style-name="P21"><text:s text:c="8"/>.recvBufferSize <text:s/>= 65535, /* 64k per chunk */</text:p>
      <text:p text:style-name="P21"><text:s text:c="8"/>.maxMessageSize = 0, /* 0 -&gt; unlimited */</text:p>
      <text:p text:style-name="P21"><text:s text:c="8"/>.maxChunkCount = 0 /* 0 -&gt; unlimited */</text:p>
      <text:p text:style-name="P21"><text:s text:c="4"/>},</text:p>
      <text:p text:style-name="P21"><text:s text:c="4"/>.connectionFunc = UA_ClientConnectionTCP</text:p>
      <text:p text:style-name="P21">};</text:p>
      <text:p text:style-name="P21"/>
      <text:p text:style-name="P7">Des weiteren wird die Adresse des OPC Servers aus der OPC Konfigurations XML Datei <text:soft-page-break/>geholt, um sich mit diesem verbinden zu können:</text:p>
      <text:p text:style-name="P7"/>
      <text:p text:style-name="P23">IG_ConfigResponse res;</text:p>
      <text:p text:style-name="P23">if(IG_Config_OPC_get_conn_string(erfasser-&gt;config,&amp;res) != <text:tab/>IG_STATUS_GOOD){</text:p>
      <text:p text:style-name="P23"><text:s text:c="8"/>UA_Client_delete(client);</text:p>
      <text:p text:style-name="P23"><text:s text:c="8"/>return IG_STATUS_BAD;</text:p>
      <text:p text:style-name="P23">}</text:p>
      <text:p text:style-name="P4"/>
      <text:p text:style-name="P8">Daraufhin verbindet <text:span text:style-name="T19">sich</text:span> der Client mit dem entsprechenden OPC Server über folgende Funktion, welche der open62541 Stack zur <text:span text:style-name="T19">Verfügung</text:span> stellt:</text:p>
      <text:p text:style-name="P8"/>
      <text:p text:style-name="P24">retval = UA_Client_connect(client, (char*)res.data);</text:p>
      <text:p text:style-name="P24"><text:s text:c="4"/>if(retval != UA_STATUSCODE_GOOD) {</text:p>
      <text:p text:style-name="P24"><text:s text:c="8"/>UA_Client_delete(client);</text:p>
      <text:p text:style-name="P24"><text:s text:c="8"/>return IG_STATUS_BAD;</text:p>
      <text:p text:style-name="P24"><text:s text:c="4"/>}</text:p>
      <text:p text:style-name="P24"/>
      <text:p text:style-name="P24"/>
      <text:p text:style-name="P11">Die Kommunikation zwischen Server und Client:</text:p>
      <text:p text:style-name="P11"/>
      <text:p text:style-name="P16">Der OPC Server hat mehrere Knotenpunkte, welche in unserem Fall Messwerte halten. Der Client will diese Messwerte in einem bestimmten Intervall haben. Somit Abonniert er einen oder Mehrere Knotenpunkte und fragt den Server, nach dem definierten Zeitintervall nach den Abonnierten Werten. Will man mehrere Werte, allerdings in Unterschiedlichen Intervallen haben, macht der Client mehrere Abonnements auf die verschiedenen Knoten. </text:p>
      <text:p text:style-name="P8">Parameter sind hierbei der initialisierte Client (siehe oben) und der String aus der OPC Konfigurationsdatei welcher die Adresse des OPC Servers ist.</text:p>
      <text:p text:style-name="P9">Ist das erstellen der Verbindung erfolgreich, wird eine Struktur erstellt, welche die nötigen Informationen zur Beobachtung des OPC Servers speichert.</text:p>
      <text:p text:style-name="P10"/>
      <text:p text:style-name="P9"/>
      <text:p text:style-name="P9">Zu Diesen Informationen gehören die sogenannten „Monitored Items“ bzw. die Knotenpunkte die Vom Client beobachtet werden sollen und wie der Client darauf zugreifen kann. <text:span text:style-name="T10">Die Informationen die für die Abonnements werden ebenfalls in dieser Struktur gespeichert.</text:span></text:p>
      <text:p text:style-name="P10">Die Funktion: <text:s/></text:p>
      <text:p text:style-name="P8"/>
      <text:p text:style-name="P24">OPC_init(client, nodeStruct, erfasser);</text:p>
      <text:p text:style-name="P8"/>
      <text:p text:style-name="P10">liest nun aus der Konfigurationsdatei was Abonniert werden muss und in welchem Zeitintervall, sprich <text:span text:style-name="T19">w</text:span>elcher Knoten muss in welches Abonnement bzw. wie viele Abonnements muss der Client machen. <text:span text:style-name="T19">Daruafhin</text:span> speicher<text:span text:style-name="T11">t</text:span> <text:span text:style-name="T19">das System die</text:span> Daten <text:span text:style-name="T11">die nötig sind um auf den <text:s/>OPC Server zuzugreifen </text:span>in der <text:s/><text:span text:style-name="T4">nodeStruct </text:span><text:span text:style-name="T11">Struktur</text:span><text:span text:style-name="T5">.</text:span></text:p>
      <text:p text:style-name="P12"><text:span text:style-name="T19">Anschießend</text:span> geht es an das Starten des OPC Client Threads. Dieser benötigt allerdings Informationen, welche dem Thread über folgende Struktur übergeben werden:</text:p>
      <text:p text:style-name="P12"/>
      <text:p text:style-name="P25">IG_Datenerfasser_threadparamerters * param = (IG_Datenerfasser_threadparamerters*)malloc(sizeof(IG_Datenerfasser_threadparamerters));</text:p>
      <text:p text:style-name="P25"><text:s text:c="4"/></text:p>
      <text:p text:style-name="P25">param-&gt;erfasser = erfasser;</text:p>
      <text:p text:style-name="P25"><text:soft-page-break/>param-&gt;client = client;</text:p>
      <text:p text:style-name="P25">param-&gt;nodes = nodeStruct;</text:p>
      <text:p text:style-name="P25"/>
      <text:p text:style-name="P25">if(pthread_create(&amp;erfasser-&gt;erfasserThread, NULL, (void*) <text:tab/>start_OPC_Client_thread, param) != 0){</text:p>
      <text:p text:style-name="P25"><text:s text:c="12"/>printf("OPC Client konnte nicht gestartet werden\n");</text:p>
      <text:p text:style-name="P25"><text:s text:c="12"/>return IG_STATUS_BAD;</text:p>
      <text:p text:style-name="P25">} </text:p>
      <text:p text:style-name="P25"/>
      <text:p text:style-name="P25">return IG_STATUS_GOOD;</text:p>
      <text:p text:style-name="P25"/>
      <text:p text:style-name="P12">Die Threadfunktion Des OPC Clients sieht dann folgendermaßen aus:</text:p>
      <text:p text:style-name="P25"/>
      <text:p text:style-name="P25">void start_OPC_Client_thread(void * param){</text:p>
      <text:p text:style-name="P25"><text:s text:c="4"/>printf("Erfasser Thread started!\n");</text:p>
      <text:p text:style-name="P25"><text:s text:c="4"/>UA_Client * client = ((IG_Datenerfasser_threadparamerters*) param)-&gt;client;</text:p>
      <text:p text:style-name="P25"><text:s text:c="4"/>IG_Datenerfasser * erfasser = ((IG_Datenerfasser_threadparamerters*) param)-&gt;erfasser;</text:p>
      <text:p text:style-name="P25"><text:s text:c="4"/>IG_OPC_Nodes * node_struct = ((IG_Datenerfasser_threadparamerters*) param)-&gt;nodes;</text:p>
      <text:p text:style-name="P25"><text:s text:c="2"/>while (1) {</text:p>
      <text:p text:style-name="P25"><text:s text:c="4"/>//Subscriptions werden ausgeführt/angefragt</text:p>
      <text:p text:style-name="P25"><text:s text:c="4"/>//Main loop des Clients</text:p>
      <text:p text:style-name="P25"><text:s text:c="4"/>if(!erfasser-&gt;running)</text:p>
      <text:p text:style-name="P25"><text:s text:c="8"/>break;</text:p>
      <text:p text:style-name="P25"><text:s text:c="4"/>UA_Client_Subscriptions_manuallySendPublishRequest(client);</text:p>
      <text:p text:style-name="P25"><text:s text:c="2"/>}</text:p>
      <text:p text:style-name="P25"/>
      <text:p text:style-name="P12">In der Loop wird lediglich ein Funktion des open62541 Stacks ausgeführt, welche die in der<text:span text:style-name="T3"> init_OPC(...)</text:span> definierten und erstellten Abonnements abfragt und sich die dementsprechenden Werte vom OPC Server holt.</text:p>
      <text:p text:style-name="P13">Wird ein Wert abgefragt wird die Weiterverarbeitung eingeleitet. Des <text:span text:style-name="T13">geschieht</text:span> über die vom <text:s/>open62541 Stack vorgegebene Callback Funktion, <text:span text:style-name="T14">welche eine IG_Data Struktur initialisieren soll, um diese weiter verarbeiten zu können</text:span>:</text:p>
      <text:p text:style-name="P13"/>
      <text:p text:style-name="P13">void response_handler(UA_UInt32 monId, UA_DataValue *value, void *newMonitoredItem) {</text:p>
      <text:p text:style-name="P13"><text:s text:c="3"/></text:p>
      <text:p text:style-name="P13"><text:s text:c="4"/>IG_Data *data = IG_Data_create_empty();</text:p>
      <text:p text:style-name="P13"/>
      <text:p text:style-name="P13"><text:s text:c="4"/>IG_OPC_Item *dataInfo = (IG_OPC_Item*) newMonitoredItem;</text:p>
      <text:p text:style-name="P13"><text:s text:c="4"/></text:p>
      <text:p text:style-name="P13"><text:s text:c="4"/>if(value-&gt;value.data == NULL){</text:p>
      <text:p text:style-name="P13"><text:s text:c="8"/>printf("Datapointer ist NULL");</text:p>
      <text:p text:style-name="P13"><text:s text:c="8"/>return;</text:p>
      <text:p text:style-name="P13"><text:s text:c="4"/>}</text:p>
      <text:p text:style-name="P13"><text:s text:c="4"/>switch((intptr_t)value-&gt;value.type-&gt;typeIndex){</text:p>
      <text:p text:style-name="P13"><text:s text:c="8"/>case UA_TYPES_DOUBLE:</text:p>
      <text:p text:style-name="P13"><text:s text:c="12"/>data-&gt;datatype = IG_DOUBLE;</text:p>
      <text:p text:style-name="P13"><text:s text:c="12"/>break;</text:p>
      <text:p text:style-name="P13"><text:s text:c="8"/>case UA_TYPES_BYTE:</text:p>
      <text:p text:style-name="P13"><text:soft-page-break/><text:s text:c="12"/>data-&gt;datatype = IG_BYTE;</text:p>
      <text:p text:style-name="P13"><text:s text:c="12"/>break;</text:p>
      <text:p text:style-name="P13"><text:s text:c="8"/>default: printf("Unknowen Type\n");</text:p>
      <text:p text:style-name="P13"><text:s text:c="12"/>break;</text:p>
      <text:p text:style-name="P13"><text:s text:c="4"/>}</text:p>
      <text:p text:style-name="P13"><text:s text:c="4"/></text:p>
      <text:p text:style-name="P13"><text:s text:c="4"/>data-&gt;timestamp = value-&gt;sourceTimestamp;</text:p>
      <text:p text:style-name="P13"><text:s text:c="4"/>//UA_String sourceTimestamp = UA_DateTime_toString(value-&gt;sourceTimestamp);</text:p>
      <text:p text:style-name="P13"><text:s text:c="4"/>//printf("%.*s\n", (int)sourceTimestamp.length, sourceTimestamp.data);</text:p>
      <text:p text:style-name="P13"/>
      <text:p text:style-name="P13"><text:s text:c="4"/>//zuweisung der Daten</text:p>
      <text:p text:style-name="P13"><text:s text:c="4"/>data-&gt;data = value-&gt;value.data;</text:p>
      <text:p text:style-name="P13"/>
      <text:p text:style-name="P13"><text:s text:c="4"/>//Zuweisung der internen Id</text:p>
      <text:p text:style-name="P13"><text:s text:c="4"/>data-&gt;id = dataInfo-&gt;internal_id;</text:p>
      <text:p text:style-name="P13"/>
      <text:p text:style-name="P13"><text:s text:c="4"/>//Testausgabe</text:p>
      <text:p text:style-name="P13"><text:s text:c="4"/>//printf("ItemId: <text:s/>%d\tWert: <text:s/>%f <text:s text:c="2"/>\t\n", data-&gt;id,*((double*)data-&gt;data));</text:p>
      <text:p text:style-name="P13"><text:s text:c="4"/></text:p>
      <text:p text:style-name="P13"><text:s text:c="4"/>//(void*)data pointer soll nicht gefreet werden da dieser weiter</text:p>
      <text:p text:style-name="P13"><text:s text:c="4"/>//verwendet wird</text:p>
      <text:p text:style-name="P13"><text:s text:c="4"/>value-&gt;value.storageType = UA_VARIANT_DATA_NODELETE;</text:p>
      <text:p text:style-name="P13"><text:s text:c="4"/></text:p>
      <text:p text:style-name="P13"><text:s text:c="4"/>//Schreibe data in Queue</text:p>
      <text:p text:style-name="P13"/>
      <text:p text:style-name="P13"><text:s text:c="4"/>IG_Queue_put(dataInfo-&gt;queue, data);</text:p>
      <text:p text:style-name="P13">}</text:p>
      <text:p text:style-name="P13"/>
      <text:p text:style-name="P13">In der Callback Funktion werden nun die Empfangenen Daten verarbeitet und <text:span text:style-name="T20">in Form einer </text:span><text:span text:style-name="T6">IG_Data</text:span><text:span text:style-name="T20"> Struktur</text:span> an die Queue weitergegeben. Anzumerken ist hier das über den void Pointer eine Struktur vom Typ <text:s/><text:span text:style-name="T3">IG_OPC_Item</text:span> ankommt welche den zu verarbeitenden Wert beschreibt (in welche Queue muss der Wert geschrieben werden, Was ist es für ein Wert,...). Diese Struktur sieht wie folgt aus:</text:p>
      <text:p text:style-name="P13"/>
      <text:p text:style-name="P26">typedef struct {</text:p>
      <text:p text:style-name="P26"><text:s text:c="4"/>IG_UInt32 <text:s text:c="2"/>monId;</text:p>
      <text:p text:style-name="P26"><text:s text:c="4"/>IG_UInt32 <text:s text:c="2"/>to_sub_id <text:s text:c="2"/>;//which subscription it belongs to</text:p>
      <text:p text:style-name="P26"><text:s text:c="4"/>IG_UInt32 <text:s text:c="2"/>nodeid <text:s text:c="5"/>;//the numeric (for now!) OPCUA NodeId</text:p>
      <text:p text:style-name="P26"><text:s text:c="4"/>IG_Id <text:s text:c="6"/>internal_id ;//which internal id it belongs to</text:p>
      <text:p text:style-name="P26"><text:s text:c="4"/>IG_Queue <text:s text:c="3"/>*queue;</text:p>
      <text:p text:style-name="P26">} IG_OPC_Item;</text:p>
      <text:p text:style-name="P13"/>
      <text:p text:style-name="P14">Nachdem all <text:span text:style-name="T20">erforderlich</text:span> Information entnommen wurden und die IG_Data Struktur gefüllt ist, wird diese mit der Funktion:</text:p>
      <text:p text:style-name="P14"/>
      <text:p text:style-name="P27">IG_Queue_put(dataInfo-&gt;queue, data);</text:p>
      <text:p text:style-name="P27"/>
      <text:p text:style-name="P14">In die Queue zu <text:span text:style-name="T12">Weiterverarbeitung</text:span> (Durchschnittswertberechnung mehrerer Werte des selben Typs etc.) g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l" style:family="paragraph" style:parent-style-name="Standard">
      <style:text-properties officeooo:rsid="000dbbd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 fo:font-family="Arial" style:font-style-name="Fett" style:font-family-generic="swiss" style:font-pitch="variable" fo:font-size="115%"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4:24:48.432000000</meta:creation-date>
    <dc:date>2017-06-19T14:24:42.103800256</dc:date>
    <meta:editing-duration>PT1H55M</meta:editing-duration>
    <meta:editing-cycles>30</meta:editing-cycles>
    <meta:generator>LibreOffice/5.1.6.2$Linux_X86_64 LibreOffice_project/10m0$Build-2</meta:generator>
    <meta:document-statistic meta:table-count="3" meta:image-count="0" meta:object-count="0" meta:page-count="10" meta:paragraph-count="307" meta:word-count="1969" meta:character-count="17605" meta:non-whitespace-character-count="14807"/>
  </office:meta>
</office:document-meta>
</file>